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table:number-columns-repeated="1005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K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rau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Bzchn. mit Krei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innen G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z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od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8-10-14T14:13:08.162000000</dc:date>
    <meta:editing-duration>PT2H19M</meta:editing-duration>
    <meta:editing-cycles>20</meta:editing-cycles>
    <meta:generator>LibreOffice/5.1.6.2$Windows_x86 LibreOffice_project/07ac168c60a517dba0f0d7bc7540f5afa45f0909</meta:generator>
    <meta:document-statistic meta:table-count="1" meta:cell-count="283" meta:object-count="0"/>
  </office:meta>
</office:document-meta>
</file>